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" svg:font-family="'Times new roman'" style:font-family-generic="roman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paragraph-rsid="0004bd6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bd69" officeooo:paragraph-rsid="0004bd69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 style:register-true="true"/>
      <style:text-properties style:font-name="Times New Roman" fo:font-size="14pt" fo:font-style="italic" fo:font-weight="bold" officeooo:rsid="0004bd69" officeooo:paragraph-rsid="0004bd69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line-height="150%" fo:text-align="center" style:justify-single-word="false" style:register-true="true"/>
      <style:text-properties style:font-name="Times New Roman" fo:font-size="14pt" fo:font-style="italic" style:text-underline-style="none" fo:font-weight="bold" officeooo:rsid="0005807a" officeooo:paragraph-rsid="0005807a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style="italic" style:text-underline-style="none" fo:font-weight="normal" officeooo:rsid="0005807a" officeooo:paragraph-rsid="0005807a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line-height="150%" fo:text-align="center" style:justify-single-word="false" style:register-true="true"/>
      <style:text-properties style:font-name="Times New Roman" fo:font-size="16pt" fo:font-style="italic" style:text-underline-style="none" fo:font-weight="bold" officeooo:rsid="0005807a" officeooo:paragraph-rsid="0005807a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paragraph-properties fo:line-height="100%" fo:text-align="center" style:justify-single-word="false" style:register-true="true"/>
      <style:text-properties style:font-name="Times New Roman" fo:font-size="16pt" fo:font-style="italic" style:text-underline-style="none" fo:font-weight="bold" officeooo:rsid="0005807a" officeooo:paragraph-rsid="0005807a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font-style="italic" style:text-underline-style="none" fo:font-weight="normal" officeooo:rsid="0005807a" officeooo:paragraph-rsid="0005807a" style:font-size-asian="16pt" style:font-style-asian="italic" style:font-weight-asian="normal" style:font-size-complex="16pt" style:font-style-complex="italic" style:font-weight-complex="normal"/>
    </style:style>
    <style:style style:name="P10" style:family="paragraph" style:parent-style-name="Standard">
      <style:paragraph-properties fo:line-height="150%" fo:text-align="center" style:justify-single-word="false" style:register-true="true"/>
      <style:text-properties style:font-name="Times New Roman" fo:font-size="16pt" fo:font-style="italic" style:text-underline-style="none" fo:font-weight="normal" officeooo:rsid="0005807a" officeooo:paragraph-rsid="0005c3d8" style:font-size-asian="16pt" style:font-style-asian="italic" style:font-weight-asian="normal" style:font-size-complex="16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 style:register-true="true"/>
      <style:text-properties style:font-name="Times new roman" fo:font-size="16pt" fo:font-weight="bold" officeooo:paragraph-rsid="00075cc4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200%" fo:text-align="justify" style:justify-single-word="false" style:register-true="true"/>
      <style:text-properties style:font-name="Times new roman" fo:font-size="14pt" fo:font-weight="bold" officeooo:paragraph-rsid="00075cc4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line-height="200%" fo:text-align="justify" style:justify-single-word="false" style:register-true="true"/>
      <style:text-properties style:font-name="Times new roman" fo:font-size="14pt" fo:font-weight="bold" officeooo:rsid="00075cc4" officeooo:paragraph-rsid="00075cc4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line-height="200%" fo:text-align="justify" style:justify-single-word="false" style:register-true="true"/>
      <style:text-properties style:font-name="Times new roman" fo:font-size="12pt" fo:font-weight="bold" officeooo:rsid="00075cc4" officeooo:paragraph-rsid="00075cc4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200%" fo:text-align="justify" style:justify-single-word="false" style:register-true="true"/>
      <style:text-properties style:text-position="sub 58%" style:font-name="Times new roman" fo:font-size="12pt" fo:font-weight="normal" officeooo:rsid="0007bd4f" officeooo:paragraph-rsid="0007bd4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200%" fo:text-align="justify" style:justify-single-word="false" style:register-true="true"/>
      <style:text-properties style:text-position="sub 58%" style:font-name="Times new roman" fo:font-size="14pt" fo:font-weight="bold" officeooo:rsid="0007bd4f" officeooo:paragraph-rsid="00075cc4" style:font-size-asian="12.25pt" style:font-weight-asian="bold" style:font-size-complex="14pt" style:font-weight-complex="bold"/>
    </style:style>
    <style:style style:name="T1" style:family="text">
      <style:text-properties officeooo:rsid="0004bd69"/>
    </style:style>
    <style:style style:name="T2" style:family="text">
      <style:text-properties officeooo:rsid="00064756"/>
    </style:style>
    <style:style style:name="T3" style:family="text">
      <style:text-properties officeooo:rsid="00075cc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75cc4" style:font-weight-asian="normal" style:font-weight-complex="normal"/>
    </style:style>
    <style:style style:name="T6" style:family="text">
      <style:text-properties officeooo:rsid="0007bd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213_800851305"/></text:p>
      <text:p text:style-name="P1"/>
      <text:p text:style-name="P1"/>
      <text:p text:style-name="P1"/>
      <text:p text:style-name="P1"/>
      <text:p text:style-name="P2"><text:span text:style-name="T1">Braille Pattern Based Mobile Operating System for </text:span></text:p>
      <text:p text:style-name="P2"><text:span text:style-name="T1">Blind and Visually <text:s/>Impaired People</text:span></text:p>
      <text:p text:style-name="P2"/>
      <text:p text:style-name="P3">A PROJECT REPORT</text:p>
      <text:p text:style-name="P2"/>
      <text:p text:style-name="P2"/>
      <text:p text:style-name="P4">Submitted by</text:p>
      <text:p text:style-name="P10"><text:span text:style-name="T2">(</text:span>ANANDHAMOORTHY.J<text:span text:style-name="T2">)</text:span></text:p>
      <text:p text:style-name="P9"/>
      <text:p text:style-name="P6"/>
      <text:p text:style-name="P6"/>
      <text:p text:style-name="P5">in partial fulfillment for the award of the degree</text:p>
      <text:p text:style-name="P5">of</text:p>
      <text:p text:style-name="P5"/>
      <text:p text:style-name="P8">BACHELOR OF ENGINEERING</text:p>
      <text:p text:style-name="P8"/>
      <text:p text:style-name="P8">IN</text:p>
      <text:p text:style-name="P8"/>
      <text:p text:style-name="P8">COMPUTER SCIENCE AND ENGINEERING</text:p>
      <text:p text:style-name="P8"/>
      <text:p text:style-name="P8"/>
      <text:p text:style-name="P7">IFET COLLEGE OF ENGINEERING</text:p>
      <text:p text:style-name="P7"/>
      <text:p text:style-name="P7">ANNA UNIVERSITY :: CHENNAI 600 025</text:p>
      <text:p text:style-name="P7"/>
      <text:p text:style-name="P7">APRIL &amp; 2015</text:p>
      <text:p text:style-name="P7"/>
      <text:p text:style-name="P7"/>
      <text:p text:style-name="P7"/>
      <text:p text:style-name="Standard"/>
      <text:p text:style-name="P11"><text:bookmark-end text:name="__DdeLink__213_800851305"/><text:soft-page-break/>ANNA UNIVERSITY : CHENNAI <text:span text:style-name="T3">600 025</text:span></text:p>
      <text:p text:style-name="P11"/>
      <text:p text:style-name="P11"/>
      <text:p text:style-name="P12"><text:span text:style-name="T3">BONAFIDE CERTIFICATE</text:span></text:p>
      <text:p text:style-name="P12"/>
      <text:p text:style-name="P12"/>
      <text:p text:style-name="P13"><text:span text:style-name="T5">Certified that this project report </text:span><text:span text:style-name="T3">Braille Pattern Based Mobile Operating System for Blind and Visually Imapired People</text:span><text:span text:style-name="T5"> is <text:s/>the bonafide work of </text:span><text:span text:style-name="T3">ANANDHAMOORTHY(421111104003)</text:span><text:span text:style-name="T5"> who carried out the project work </text:span></text:p>
      <text:p text:style-name="P14"><text:span text:style-name="T4">under my supervision.</text:span></text:p>
      <text:p text:style-name="P14"/>
      <text:p text:style-name="P14"/>
      <text:p text:style-name="P15">SIGNATURE<text:tab/><text:tab/><text:tab/><text:tab/><text:tab/><text:tab/><text:tab/><text:tab/>SIGNATURE</text:p>
      <text:p text:style-name="P15">Mrs.P.Kanimozhie<text:tab/><text:tab/><text:tab/><text:tab/><text:tab/><text:tab/><text:tab/>Mrs.P.Kanimozhie</text:p>
      <text:p text:style-name="P15">HEAD OF THE DEAPRTMENT<text:tab/><text:tab/><text:tab/><text:tab/><text:tab/>SUPERVISOR</text:p>
      <text:p text:style-name="P15"><text:tab/><text:tab/><text:tab/><text:tab/><text:tab/><text:tab/><text:tab/><text:tab/><text:tab/>Asso. Professor</text:p>
      <text:p text:style-name="P15">CSE<text:tab/><text:tab/><text:tab/><text:tab/><text:tab/><text:tab/><text:tab/><text:tab/><text:tab/>CSE</text:p>
      <text:p text:style-name="P15">IFET COLLEGE OF ENG.,<text:tab/><text:tab/><text:tab/><text:tab/><text:tab/><text:span text:style-name="T6">IFET COLLEGE OF ENG., </text:span></text:p>
      <text:p text:style-name="P15"/>
      <text:p text:style-name="P17"/>
      <text:p text:style-name="P16">Submitted for the Project Viva-voce <text:s/>Examination held on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Times new roman" svg:font-family="'Times new roman'" style:font-family-generic="roman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ndMoorthy </meta:initial-creator>
    <meta:creation-date>2015-03-05T15:01:44.018314069</meta:creation-date>
    <dc:date>2015-03-05T15:53:32.477001455</dc:date>
    <dc:creator>AnandMoorthy </dc:creator>
    <meta:editing-duration>PT35M43S</meta:editing-duration>
    <meta:editing-cycles>4</meta:editing-cycles>
    <meta:generator>LibreOffice/4.2.7.2$Linux_x86 LibreOffice_project/420m0$Build-2</meta:generator>
    <meta:document-statistic meta:table-count="0" meta:image-count="0" meta:object-count="0" meta:page-count="2" meta:paragraph-count="24" meta:word-count="118" meta:character-count="882" meta:non-whitespace-character-count="744"/>
  </office:meta>
</office:document-meta>
</file>